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b382"/>
    </style:style>
    <style:style style:name="P2" style:family="paragraph" style:parent-style-name="Preformatted_20_Text" style:list-style-name="L1" style:master-page-name="">
      <style:paragraph-properties fo:margin-left="0cm" fo:margin-right="0cm" fo:margin-top="0cm" fo:margin-bottom="0.3cm" style:contextual-spacing="false" fo:text-indent="0cm" style:auto-text-indent="false" style:page-number="auto">
        <style:tab-stops>
          <style:tab-stop style:position="0.199cm"/>
          <style:tab-stop style:position="2.514cm"/>
        </style:tab-stops>
      </style:paragraph-properties>
      <style:text-properties officeooo:paragraph-rsid="008ee911"/>
    </style:style>
    <style:style style:name="P3" style:family="paragraph" style:parent-style-name="Preformatted_20_Text">
      <style:paragraph-properties fo:margin-left="0cm" fo:margin-right="0cm" fo:margin-top="0cm" fo:margin-bottom="0.3cm" style:contextual-spacing="false" fo:text-indent="0cm" style:auto-text-indent="false">
        <style:tab-stops>
          <style:tab-stop style:position="0.794cm"/>
        </style:tab-stops>
      </style:paragraph-properties>
      <style:text-properties officeooo:paragraph-rsid="00bd6917"/>
    </style:style>
    <style:style style:name="P4" style:family="paragraph" style:parent-style-name="Preformatted_20_Text" style:list-style-name="L2">
      <style:paragraph-properties fo:margin-top="0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officeooo:paragraph-rsid="00a59e21"/>
    </style:style>
    <style:style style:name="P5" style:family="paragraph" style:parent-style-name="Preformatted_20_Text" style:list-style-name="L2">
      <style:paragraph-properties fo:margin-top="0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officeooo:paragraph-rsid="00a5fec5"/>
    </style:style>
    <style:style style:name="P6" style:family="paragraph" style:parent-style-name="Preformatted_20_Text" style:list-style-name="L2">
      <style:paragraph-properties fo:margin-top="0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officeooo:paragraph-rsid="00c28ab5"/>
    </style:style>
    <style:style style:name="P7" style:family="paragraph" style:parent-style-name="Preformatted_20_Text" style:list-style-name="L2">
      <style:paragraph-properties fo:margin-top="0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officeooo:rsid="00a5fec5" officeooo:paragraph-rsid="00a718be"/>
    </style:style>
    <style:style style:name="P8" style:family="paragraph" style:parent-style-name="Preformatted_20_Text" style:list-style-name="L2">
      <style:paragraph-properties fo:margin-top="0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style:font-name="Liberation Mono" officeooo:rsid="00a5fec5" officeooo:paragraph-rsid="00a5fec5"/>
    </style:style>
    <style:style style:name="P9" style:family="paragraph" style:parent-style-name="Preformatted_20_Text" style:list-style-name="L2">
      <style:paragraph-properties fo:margin-top="0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fo:font-size="3pt" officeooo:paragraph-rsid="00a5fec5" style:font-size-asian="3pt" style:font-size-complex="3pt"/>
    </style:style>
    <style:style style:name="P10" style:family="paragraph" style:parent-style-name="Preformatted_20_Text" style:list-style-name="L1" style:master-page-name="">
      <loext:graphic-properties draw:fill="none"/>
      <style:paragraph-properties fo:margin-left="1cm" fo:margin-right="0cm" fo:margin-top="0cm" fo:margin-bottom="0.3cm" style:contextual-spacing="false" fo:text-indent="-1cm" style:auto-text-indent="false" style:page-number="auto" fo:background-color="transparent">
        <style:tab-stops>
          <style:tab-stop style:position="0.182cm"/>
        </style:tab-stops>
      </style:paragraph-properties>
      <style:text-properties style:font-name="Liberation Serif" fo:font-size="10pt" officeooo:rsid="00a459e4" officeooo:paragraph-rsid="00a459e4" style:font-name-asian="Courier New" style:font-size-asian="10pt" style:font-name-complex="Liberation Mono" style:font-size-complex="10pt"/>
    </style:style>
    <style:style style:name="P11" style:family="paragraph" style:parent-style-name="Preformatted_20_Text" style:list-style-name="L1">
      <loext:graphic-properties draw:fill="none"/>
      <style:paragraph-properties fo:margin-left="1cm" fo:margin-right="0cm" fo:margin-top="0cm" fo:margin-bottom="0.3cm" style:contextual-spacing="false" fo:text-indent="-1cm" style:auto-text-indent="false" fo:background-color="transparent">
        <style:tab-stops>
          <style:tab-stop style:position="0.182cm"/>
        </style:tab-stops>
      </style:paragraph-properties>
      <style:text-properties style:font-name="Liberation Serif" fo:font-size="10pt" officeooo:rsid="00a459e4" officeooo:paragraph-rsid="00a459e4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1cm" fo:margin-right="0cm" fo:margin-top="0cm" fo:margin-bottom="0.3cm" style:contextual-spacing="false" fo:text-indent="-1cm" style:auto-text-indent="false">
        <style:tab-stops>
          <style:tab-stop style:position="0.182cm"/>
        </style:tab-stops>
      </style:paragraph-properties>
      <style:text-properties style:font-name="Liberation Serif" officeooo:rsid="00ae841d" officeooo:paragraph-rsid="00ae841d"/>
    </style:style>
    <style:style style:name="P13" style:family="paragraph" style:parent-style-name="Preformatted_20_Text" style:list-style-name="L1">
      <style:paragraph-properties fo:margin-left="1cm" fo:margin-right="0cm" fo:margin-top="0.3cm" fo:margin-bottom="0.3cm" style:contextual-spacing="false" fo:text-indent="-1cm" style:auto-text-indent="false">
        <style:tab-stops>
          <style:tab-stop style:position="0.182cm"/>
        </style:tab-stops>
      </style:paragraph-properties>
      <style:text-properties style:font-name="Liberation Serif" officeooo:rsid="00a75314" officeooo:paragraph-rsid="00a75314"/>
    </style:style>
    <style:style style:name="P14" style:family="paragraph" style:parent-style-name="Preformatted_20_Text">
      <style:paragraph-properties fo:margin-left="1cm" fo:margin-right="0cm" fo:margin-top="0cm" fo:margin-bottom="0.101cm" style:contextual-spacing="false" fo:text-indent="-1cm" style:auto-text-indent="false">
        <style:tab-stops>
          <style:tab-stop style:position="0.182cm"/>
        </style:tab-stops>
      </style:paragraph-properties>
      <style:text-properties style:font-name="Liberation Serif" officeooo:rsid="00a75314" officeooo:paragraph-rsid="00a75314"/>
    </style:style>
    <style:style style:name="P15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04d8a" officeooo:paragraph-rsid="00b04d8a"/>
    </style:style>
    <style:style style:name="P16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ae841d" officeooo:paragraph-rsid="00ae841d"/>
    </style:style>
    <style:style style:name="P17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fo:font-size="10pt" officeooo:rsid="00b04d8a" officeooo:paragraph-rsid="00b04d8a" style:font-name-asian="Courier New" style:font-size-asian="10pt" style:font-name-complex="Liberation Mono" style:font-size-complex="10pt"/>
    </style:style>
    <style:style style:name="P18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fo:font-size="10pt" officeooo:rsid="00b22d7c" officeooo:paragraph-rsid="00b22d7c" style:font-name-asian="Courier New" style:font-size-asian="10pt" style:font-name-complex="Liberation Mono" style:font-size-complex="10pt"/>
    </style:style>
    <style:style style:name="P19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22d7c" officeooo:paragraph-rsid="00b22d7c"/>
    </style:style>
    <style:style style:name="P20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42852" officeooo:paragraph-rsid="00b42852"/>
    </style:style>
    <style:style style:name="P21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64bce" officeooo:paragraph-rsid="00b64bce"/>
    </style:style>
    <style:style style:name="P22" style:family="paragraph" style:parent-style-name="Preformatted_20_Text" style:list-style-name="L1">
      <style:paragraph-properties fo:margin-left="1.401cm" fo:margin-right="0cm" fo:margin-top="0cm" fo:margin-bottom="0.101cm" style:contextual-spacing="false" fo:text-indent="-1cm" style:auto-text-indent="false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c0b9f2" officeooo:paragraph-rsid="00c0b9f2"/>
    </style:style>
    <style:style style:name="P23" style:family="paragraph" style:parent-style-name="Preformatted_20_Text" style:list-style-name="L1" style:master-page-name="">
      <loext:graphic-properties draw:fill="none"/>
      <style:paragraph-properties fo:margin-left="1.401cm" fo:margin-right="0cm" fo:margin-top="0cm" fo:margin-bottom="0.101cm" style:contextual-spacing="false" fo:text-indent="-1cm" style:auto-text-indent="false" style:page-number="auto" fo:background-color="transparent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ae841d" officeooo:paragraph-rsid="00ae841d"/>
    </style:style>
    <style:style style:name="P24" style:family="paragraph" style:parent-style-name="Preformatted_20_Text" style:list-style-name="L1" style:master-page-name="">
      <style:paragraph-properties fo:margin-left="1.401cm" fo:margin-right="0cm" fo:margin-top="0cm" fo:margin-bottom="0.101cm" style:contextual-spacing="false" fo:text-indent="-1cm" style:auto-text-indent="false" style:page-number="auto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04d8a" officeooo:paragraph-rsid="00b04d8a"/>
    </style:style>
    <style:style style:name="P25" style:family="paragraph" style:parent-style-name="Preformatted_20_Text" style:list-style-name="L1" style:master-page-name="">
      <style:paragraph-properties fo:margin-left="1.401cm" fo:margin-right="0cm" fo:margin-top="0cm" fo:margin-bottom="0.101cm" style:contextual-spacing="false" fo:text-indent="-1cm" style:auto-text-indent="false" style:page-number="auto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22d7c" officeooo:paragraph-rsid="00b22d7c"/>
    </style:style>
    <style:style style:name="P26" style:family="paragraph" style:parent-style-name="Preformatted_20_Text" style:list-style-name="L1" style:master-page-name="">
      <style:paragraph-properties fo:margin-left="1.401cm" fo:margin-right="0cm" fo:margin-top="0cm" fo:margin-bottom="0.101cm" style:contextual-spacing="false" fo:text-indent="-1cm" style:auto-text-indent="false" style:page-number="auto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b64bce" officeooo:paragraph-rsid="00b64bce"/>
    </style:style>
    <style:style style:name="P27" style:family="paragraph" style:parent-style-name="Preformatted_20_Text" style:list-style-name="L1" style:master-page-name="">
      <style:paragraph-properties fo:margin-left="1.401cm" fo:margin-right="0cm" fo:margin-top="0cm" fo:margin-bottom="0.101cm" style:contextual-spacing="false" fo:text-indent="-1cm" style:auto-text-indent="false" style:page-number="auto">
        <style:tab-stops>
          <style:tab-stop style:position="-0.199cm"/>
          <style:tab-stop style:position="0.182cm"/>
        </style:tab-stops>
      </style:paragraph-properties>
      <style:text-properties style:font-name="Liberation Serif" officeooo:rsid="00ae841d" officeooo:paragraph-rsid="00ae841d"/>
    </style:style>
    <style:style style:name="P28" style:family="paragraph" style:parent-style-name="Preformatted_20_Text" style:list-style-name="L1" style:master-page-name="">
      <style:paragraph-properties fo:margin-left="0.7cm" fo:margin-right="0cm" fo:margin-top="0cm" fo:margin-bottom="0.3cm" style:contextual-spacing="false" fo:text-indent="-0.7cm" style:auto-text-indent="false" style:page-number="auto">
        <style:tab-stops>
          <style:tab-stop style:position="0.513cm"/>
        </style:tab-stops>
      </style:paragraph-properties>
      <style:text-properties style:font-name="Liberation Serif" officeooo:rsid="00b04d8a" officeooo:paragraph-rsid="00b04d8a"/>
    </style:style>
    <style:style style:name="P29" style:family="paragraph" style:parent-style-name="Preformatted_20_Text" style:list-style-name="L1" style:master-page-name="">
      <loext:graphic-properties draw:fill="none"/>
      <style:paragraph-properties fo:margin-left="0.7cm" fo:margin-right="0cm" fo:margin-top="0cm" fo:margin-bottom="0.3cm" style:contextual-spacing="false" fo:text-indent="-0.7cm" style:auto-text-indent="false" style:page-number="auto" fo:background-color="transparent">
        <style:tab-stops>
          <style:tab-stop style:position="0.513cm"/>
        </style:tab-stops>
      </style:paragraph-properties>
      <style:text-properties style:font-name="Liberation Serif" officeooo:rsid="00ae841d" officeooo:paragraph-rsid="00ae841d"/>
    </style:style>
    <style:style style:name="P30" style:family="paragraph" style:parent-style-name="Preformatted_20_Text" style:list-style-name="L1">
      <style:paragraph-properties fo:margin-left="0.7cm" fo:margin-right="0cm" fo:margin-top="0cm" fo:margin-bottom="0.3cm" style:contextual-spacing="false" fo:text-indent="-0.7cm" style:auto-text-indent="false">
        <style:tab-stops>
          <style:tab-stop style:position="0.513cm"/>
        </style:tab-stops>
      </style:paragraph-properties>
      <style:text-properties style:font-name="Liberation Serif" officeooo:rsid="00b04d8a" officeooo:paragraph-rsid="00b04d8a"/>
    </style:style>
    <style:style style:name="P31" style:family="paragraph" style:parent-style-name="Preformatted_20_Text" style:list-style-name="L1">
      <style:paragraph-properties fo:margin-left="0.7cm" fo:margin-right="0cm" fo:margin-top="0cm" fo:margin-bottom="0.101cm" style:contextual-spacing="false" fo:text-indent="-0.7cm" style:auto-text-indent="false">
        <style:tab-stops>
          <style:tab-stop style:position="0.513cm"/>
        </style:tab-stops>
      </style:paragraph-properties>
      <style:text-properties officeooo:paragraph-rsid="00c0b9f2"/>
    </style:style>
    <style:style style:name="P32" style:family="paragraph" style:parent-style-name="Preformatted_20_Text" style:list-style-name="L1" style:master-page-name="">
      <style:paragraph-properties fo:margin-left="0.7cm" fo:margin-right="0cm" fo:margin-top="0.3cm" fo:margin-bottom="0.101cm" style:contextual-spacing="false" fo:text-indent="-0.7cm" style:auto-text-indent="false" style:page-number="auto">
        <style:tab-stops>
          <style:tab-stop style:position="0.513cm"/>
        </style:tab-stops>
      </style:paragraph-properties>
      <style:text-properties style:font-name="Liberation Serif" officeooo:rsid="00b22d7c" officeooo:paragraph-rsid="00b22d7c"/>
    </style:style>
    <style:style style:name="P33" style:family="paragraph" style:parent-style-name="Preformatted_20_Text" style:list-style-name="L1" style:master-page-name="">
      <style:paragraph-properties fo:margin-left="0.7cm" fo:margin-right="0cm" fo:margin-top="0.3cm" fo:margin-bottom="0.101cm" style:contextual-spacing="false" fo:text-indent="-0.7cm" style:auto-text-indent="false" style:page-number="auto">
        <style:tab-stops>
          <style:tab-stop style:position="0.513cm"/>
        </style:tab-stops>
      </style:paragraph-properties>
      <style:text-properties style:font-name="Liberation Serif" officeooo:rsid="00b64bce" officeooo:paragraph-rsid="00b64bce"/>
    </style:style>
    <style:style style:name="P34" style:family="paragraph" style:parent-style-name="Preformatted_20_Text" style:list-style-name="L1" style:master-page-name="">
      <style:paragraph-properties fo:margin-left="0.7cm" fo:margin-right="0cm" fo:margin-top="0.3cm" fo:margin-bottom="0cm" style:contextual-spacing="false" fo:text-indent="-0.7cm" style:auto-text-indent="false" style:page-number="auto">
        <style:tab-stops>
          <style:tab-stop style:position="0.513cm"/>
        </style:tab-stops>
      </style:paragraph-properties>
      <style:text-properties officeooo:paragraph-rsid="00c0b9f2"/>
    </style:style>
    <style:style style:name="P35" style:family="paragraph" style:parent-style-name="Preformatted_20_Text" style:list-style-name="L1">
      <style:paragraph-properties fo:margin-left="0.7cm" fo:margin-right="0cm" fo:margin-top="0.101cm" fo:margin-bottom="0cm" style:contextual-spacing="false" fo:text-indent="-0.7cm" style:auto-text-indent="false">
        <style:tab-stops>
          <style:tab-stop style:position="0.513cm"/>
        </style:tab-stops>
      </style:paragraph-properties>
      <style:text-properties officeooo:paragraph-rsid="00c0b9f2"/>
    </style:style>
    <style:style style:name="P36" style:family="paragraph" style:parent-style-name="Preformatted_20_Text" style:list-style-name="L1">
      <style:paragraph-properties fo:margin-left="0.7cm" fo:margin-right="0cm" fo:margin-top="0cm" fo:margin-bottom="0cm" style:contextual-spacing="false" fo:text-indent="-0.7cm" style:auto-text-indent="false">
        <style:tab-stops>
          <style:tab-stop style:position="0.513cm"/>
        </style:tab-stops>
      </style:paragraph-properties>
      <style:text-properties officeooo:paragraph-rsid="00c0b9f2"/>
    </style:style>
    <style:style style:name="P37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04d8a" officeooo:paragraph-rsid="00b04d8a" style:font-name-asian="Courier New" style:font-size-asian="10pt" style:font-name-complex="Liberation Mono" style:font-size-complex="10pt"/>
    </style:style>
    <style:style style:name="P38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officeooo:paragraph-rsid="00b04d8a"/>
    </style:style>
    <style:style style:name="P39" style:family="paragraph" style:parent-style-name="Preformatted_20_Text" style:list-style-name="L1" style:master-page-name="">
      <loext:graphic-properties draw:fill="none"/>
      <style:paragraph-properties fo:margin-left="1.199cm" fo:margin-right="0cm" fo:margin-top="0cm" fo:margin-bottom="0.101cm" style:contextual-spacing="false" fo:text-indent="-0.801cm" style:auto-text-indent="false" style:page-number="auto" fo:background-color="transparent">
        <style:tab-stops>
          <style:tab-stop style:position="0.298cm"/>
        </style:tab-stops>
      </style:paragraph-properties>
      <style:text-properties style:font-name="Liberation Serif" officeooo:rsid="00b04d8a" officeooo:paragraph-rsid="00b04d8a"/>
    </style:style>
    <style:style style:name="P40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04d8a" officeooo:paragraph-rsid="00b04d8a" style:font-name-asian="Courier New" style:font-size-asian="10pt" style:font-name-complex="Liberation Mono" style:font-size-complex="10pt"/>
    </style:style>
    <style:style style:name="P41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04d8a" officeooo:paragraph-rsid="00b04d8a" style:font-name-asian="Courier New" style:font-size-asian="10pt" style:font-name-complex="Liberation Mono" style:font-size-complex="10pt"/>
    </style:style>
    <style:style style:name="P42" style:family="paragraph" style:parent-style-name="Preformatted_20_Text" style:list-style-name="L1">
      <style:paragraph-properties fo:margin-left="1.199cm" fo:margin-right="0cm" fo:margin-top="0cm" fo:margin-bottom="0.101cm" style:contextual-spacing="false" fo:text-indent="-0.801cm" style:auto-text-indent="false">
        <style:tab-stops>
          <style:tab-stop style:position="0.298cm"/>
        </style:tab-stops>
      </style:paragraph-properties>
      <style:text-properties officeooo:paragraph-rsid="00b04d8a"/>
    </style:style>
    <style:style style:name="P43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64bce" officeooo:paragraph-rsid="00b04d8a" style:font-name-asian="Courier New" style:font-size-asian="10pt" style:font-name-complex="Liberation Mono" style:font-size-complex="10pt"/>
    </style:style>
    <style:style style:name="P44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64bce" officeooo:paragraph-rsid="00b04d8a" style:font-name-asian="Courier New" style:font-size-asian="10pt" style:font-name-complex="Liberation Mono" style:font-size-complex="10pt"/>
    </style:style>
    <style:style style:name="P45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64bce" officeooo:paragraph-rsid="00b04d8a" style:font-name-asian="Courier New" style:font-size-asian="10pt" style:font-name-complex="Liberation Mono" style:font-size-complex="10pt"/>
    </style:style>
    <style:style style:name="P46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style:font-name="Liberation Serif" fo:font-size="10pt" officeooo:rsid="00b64bce" officeooo:paragraph-rsid="00b04d8a" style:font-name-asian="Courier New" style:font-size-asian="10pt" style:font-name-complex="Liberation Mono" style:font-size-complex="10pt"/>
    </style:style>
    <style:style style:name="P47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officeooo:paragraph-rsid="00b04d8a"/>
    </style:style>
    <style:style style:name="P48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officeooo:paragraph-rsid="00b04d8a"/>
    </style:style>
    <style:style style:name="P49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officeooo:paragraph-rsid="00b04d8a"/>
    </style:style>
    <style:style style:name="P50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officeooo:paragraph-rsid="00b04d8a"/>
    </style:style>
    <style:style style:name="P51" style:family="paragraph" style:parent-style-name="Preformatted_20_Text" style:list-style-name="L1" style:master-page-name="">
      <style:paragraph-properties fo:margin-left="1.199cm" fo:margin-right="0cm" fo:margin-top="0cm" fo:margin-bottom="0.101cm" style:contextual-spacing="false" fo:text-indent="-0.801cm" style:auto-text-indent="false" style:page-number="auto">
        <style:tab-stops>
          <style:tab-stop style:position="0.298cm"/>
        </style:tab-stops>
      </style:paragraph-properties>
      <style:text-properties officeooo:paragraph-rsid="00b04d8a"/>
    </style:style>
    <style:style style:name="P52" style:family="paragraph" style:parent-style-name="Preformatted_20_Text" style:list-style-name="L2">
      <style:paragraph-properties fo:margin-top="0.199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style:font-name="Liberation Mono" officeooo:rsid="00a5fec5" officeooo:paragraph-rsid="00a718be"/>
    </style:style>
    <style:style style:name="P53" style:family="paragraph" style:parent-style-name="Preformatted_20_Text" style:list-style-name="L2">
      <style:paragraph-properties fo:margin-top="0.3cm" fo:margin-bottom="0cm" style:contextual-spacing="false">
        <style:tab-stops>
          <style:tab-stop style:position="0.199cm"/>
          <style:tab-stop style:position="2.514cm"/>
        </style:tab-stops>
      </style:paragraph-properties>
      <style:text-properties officeooo:paragraph-rsid="00c28ab5"/>
    </style:style>
    <style:style style:name="T1" style:family="text">
      <style:text-properties style:font-name="Liberation Serif" fo:font-size="10.5pt" officeooo:rsid="0018b382" style:font-size-asian="10.5pt" style:font-size-complex="10.5pt"/>
    </style:style>
    <style:style style:name="T2" style:family="text">
      <style:text-properties style:font-name="Liberation Serif" fo:font-size="10.5pt" officeooo:rsid="008ee911" style:font-size-asian="10.5pt" style:font-size-complex="10.5pt"/>
    </style:style>
    <style:style style:name="T3" style:family="text">
      <style:text-properties style:font-name="Liberation Serif" fo:font-size="10.5pt" officeooo:rsid="00c88602" style:font-size-asian="10.5pt" style:font-size-complex="10.5pt"/>
    </style:style>
    <style:style style:name="T4" style:family="text">
      <style:text-properties style:font-name="Liberation Serif" fo:font-size="10.5pt" officeooo:rsid="00acf227" style:font-name-asian="Courier New" style:font-size-asian="10.5pt" style:font-name-complex="Liberation Mono" style:font-size-complex="10.5pt"/>
    </style:style>
    <style:style style:name="T5" style:family="text">
      <style:text-properties style:font-name="Liberation Serif" fo:font-size="10pt" style:font-name-asian="Courier New" style:font-size-asian="10pt" style:font-name-complex="Liberation Mono" style:font-size-complex="10pt"/>
    </style:style>
    <style:style style:name="T6" style:family="text">
      <style:text-properties style:font-name="Liberation Serif" fo:font-size="10pt" officeooo:rsid="008ee911" style:font-name-asian="Courier New" style:font-size-asian="10pt" style:font-name-complex="Liberation Mono" style:font-size-complex="10pt"/>
    </style:style>
    <style:style style:name="T7" style:family="text">
      <style:text-properties style:font-name="Liberation Serif" fo:font-size="10pt" officeooo:rsid="00a59e21" style:font-name-asian="Courier New" style:font-size-asian="10pt" style:font-name-complex="Liberation Mono" style:font-size-complex="10pt"/>
    </style:style>
    <style:style style:name="T8" style:family="text">
      <style:text-properties style:font-name="Liberation Serif" fo:font-size="10pt" officeooo:rsid="00a5fec5" style:font-name-asian="Courier New" style:font-size-asian="10pt" style:font-name-complex="Liberation Mono" style:font-size-complex="10pt"/>
    </style:style>
    <style:style style:name="T9" style:family="text">
      <style:text-properties style:font-name="Liberation Serif" fo:font-size="10pt" officeooo:rsid="00a718be" style:font-name-asian="Courier New" style:font-size-asian="10pt" style:font-name-complex="Liberation Mono" style:font-size-complex="10pt"/>
    </style:style>
    <style:style style:name="T10" style:family="text">
      <style:text-properties style:font-name="Liberation Serif" fo:font-size="10pt" officeooo:rsid="00a75314" style:font-name-asian="Courier New" style:font-size-asian="10pt" style:font-name-complex="Liberation Mono" style:font-size-complex="10pt"/>
    </style:style>
    <style:style style:name="T11" style:family="text">
      <style:text-properties style:font-name="Liberation Serif" fo:font-size="10pt" officeooo:rsid="00acf227" style:font-name-asian="Courier New" style:font-size-asian="10pt" style:font-name-complex="Liberation Mono" style:font-size-complex="10pt"/>
    </style:style>
    <style:style style:name="T12" style:family="text">
      <style:text-properties style:font-name="Liberation Serif" fo:font-size="10pt" officeooo:rsid="00c25571" style:font-name-asian="Courier New" style:font-size-asian="10pt" style:font-name-complex="Liberation Mono" style:font-size-complex="10pt"/>
    </style:style>
    <style:style style:name="T13" style:family="text">
      <style:text-properties style:font-name="Liberation Serif" fo:font-size="10pt" officeooo:rsid="00c28ab5" style:font-name-asian="Courier New" style:font-size-asian="10pt" style:font-name-complex="Liberation Mono" style:font-size-complex="10pt"/>
    </style:style>
    <style:style style:name="T14" style:family="text">
      <style:text-properties style:font-name="Liberation Serif" officeooo:rsid="00a75314" style:font-name-asian="Courier New" style:font-name-complex="Liberation Mono"/>
    </style:style>
    <style:style style:name="T15" style:family="text">
      <style:text-properties style:font-name="Liberation Serif" officeooo:rsid="00ba9369"/>
    </style:style>
    <style:style style:name="T16" style:family="text">
      <style:text-properties style:font-name="Liberation Serif" officeooo:rsid="00bd6917"/>
    </style:style>
    <style:style style:name="T17" style:family="text">
      <style:text-properties fo:color="#800080" loext:opacity="100%"/>
    </style:style>
    <style:style style:name="T18" style:family="text">
      <style:text-properties fo:color="#800080" loext:opacity="100%" style:font-name="Liberation Mono"/>
    </style:style>
    <style:style style:name="T19" style:family="text">
      <style:text-properties fo:color="#800080" loext:opacity="100%" style:font-name="Liberation Mono" fo:font-size="10pt" style:font-name-asian="Courier New" style:font-size-asian="10pt" style:font-name-complex="Liberation Mono" style:font-size-complex="10pt"/>
    </style:style>
    <style:style style:name="T20" style:family="text">
      <style:text-properties fo:color="#808000" loext:opacity="100%"/>
    </style:style>
    <style:style style:name="T21" style:family="text">
      <style:text-properties fo:color="#808000" loext:opacity="100%" style:font-name="Liberation Mono" fo:font-size="10pt" officeooo:rsid="00b64bce" style:font-name-asian="Courier New" style:font-size-asian="10pt" style:font-name-complex="Liberation Mono" style:font-size-complex="10pt"/>
    </style:style>
    <style:style style:name="T22" style:family="text">
      <style:text-properties fo:color="#808000" loext:opacity="100%" style:font-name="Liberation Mono"/>
    </style:style>
    <style:style style:name="T23" style:family="text">
      <style:text-properties fo:color="#c0c0c0" loext:opacity="100%"/>
    </style:style>
    <style:style style:name="T24" style:family="text">
      <style:text-properties fo:color="#c0c0c0" loext:opacity="100%" style:font-name="Liberation Mono"/>
    </style:style>
    <style:style style:name="T25" style:family="text">
      <style:text-properties fo:color="#00677c" loext:opacity="100%"/>
    </style:style>
    <style:style style:name="T26" style:family="text">
      <style:text-properties fo:color="#00677c" loext:opacity="100%" style:font-name="Liberation Serif" fo:font-size="10pt" style:font-name-asian="Courier New" style:font-size-asian="10pt" style:font-name-complex="Liberation Mono" style:font-size-complex="10pt"/>
    </style:style>
    <style:style style:name="T27" style:family="text">
      <style:text-properties fo:color="#00677c" loext:opacity="100%" style:font-name="Liberation Mono"/>
    </style:style>
    <style:style style:name="T28" style:family="text">
      <style:text-properties fo:color="#00677c" loext:opacity="100%" style:font-name="Liberation Mono" fo:font-size="10pt" style:font-name-asian="Courier New" style:font-size-asian="10pt" style:font-name-complex="Liberation Mono" style:font-size-complex="10pt"/>
    </style:style>
    <style:style style:name="T29" style:family="text">
      <style:text-properties fo:color="#00677c" loext:opacity="100%" style:font-name="Liberation Mono" fo:font-size="10pt" officeooo:rsid="00a5fec5" style:font-name-asian="Courier New" style:font-size-asian="10pt" style:font-name-complex="Liberation Mono" style:font-size-complex="10pt"/>
    </style:style>
    <style:style style:name="T30" style:family="text">
      <style:text-properties fo:color="#008000" loext:opacity="100%"/>
    </style:style>
    <style:style style:name="T31" style:family="text">
      <style:text-properties fo:color="#008000" loext:opacity="100%" style:font-name="Liberation Mono"/>
    </style:style>
    <style:style style:name="T32" style:family="text">
      <style:text-properties fo:color="#092e64" loext:opacity="100%"/>
    </style:style>
    <style:style style:name="T33" style:family="text">
      <style:text-properties fo:color="#092e64" loext:opacity="100%" style:font-name="Liberation Mono"/>
    </style:style>
    <style:style style:name="T34" style:family="text">
      <style:text-properties fo:color="#092e64" loext:opacity="100%" officeooo:rsid="00be8f5f"/>
    </style:style>
    <style:style style:name="T35" style:family="text">
      <style:text-properties fo:color="#000080" loext:opacity="100%"/>
    </style:style>
    <style:style style:name="T36" style:family="text">
      <style:text-properties style:font-name="Liberation Mono"/>
    </style:style>
    <style:style style:name="T37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a5fec5" style:font-name-asian="Courier New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a718be" style:font-name-asian="Courier New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b22d7c" style:font-name-asian="Courier New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b64bce" style:font-name-asian="Courier New" style:font-size-asian="10pt" style:font-name-complex="Liberation Mono" style:font-size-complex="10pt"/>
    </style:style>
    <style:style style:name="T42" style:family="text">
      <style:text-properties style:font-name="Liberation Mono" officeooo:rsid="00acf227"/>
    </style:style>
    <style:style style:name="T43" style:family="text">
      <style:text-properties style:font-name="Liberation Mono" officeooo:rsid="00b22d7c"/>
    </style:style>
    <style:style style:name="T44" style:family="text">
      <style:text-properties style:font-name="Liberation Mono" officeooo:rsid="00c5890c"/>
    </style:style>
    <style:style style:name="T45" style:family="text">
      <style:text-properties fo:font-size="10pt" style:font-name-asian="Courier New" style:font-size-asian="10pt" style:font-name-complex="Liberation Mono" style:font-size-complex="10pt"/>
    </style:style>
    <style:style style:name="T46" style:family="text">
      <style:text-properties fo:font-size="10pt" officeooo:rsid="00a718be" style:font-name-asian="Courier New" style:font-size-asian="10pt" style:font-name-complex="Liberation Mono" style:font-size-complex="10pt"/>
    </style:style>
    <style:style style:name="T47" style:family="text">
      <style:text-properties fo:font-size="10pt" officeooo:rsid="00a75314" style:font-name-asian="Courier New" style:font-size-asian="10pt" style:font-name-complex="Liberation Mono" style:font-size-complex="10pt"/>
    </style:style>
    <style:style style:name="T48" style:family="text">
      <style:text-properties fo:font-size="10pt" officeooo:rsid="00aa10d5" style:font-name-asian="Courier New" style:font-size-asian="10pt" style:font-name-complex="Liberation Mono" style:font-size-complex="10pt"/>
    </style:style>
    <style:style style:name="T49" style:family="text">
      <style:text-properties fo:font-size="10pt" officeooo:rsid="00abf2a4" style:font-name-asian="Courier New" style:font-size-asian="10pt" style:font-name-complex="Liberation Mono" style:font-size-complex="10pt"/>
    </style:style>
    <style:style style:name="T50" style:family="text">
      <style:text-properties fo:font-size="10pt" officeooo:rsid="00c28ab5" style:font-name-asian="Courier New" style:font-size-asian="10pt" style:font-name-complex="Liberation Mono" style:font-size-complex="10pt"/>
    </style:style>
    <style:style style:name="T51" style:family="text">
      <style:text-properties fo:font-size="3pt" style:font-size-asian="3pt" style:font-size-complex="3pt"/>
    </style:style>
    <style:style style:name="T52" style:family="text">
      <style:text-properties officeooo:rsid="00a952a5"/>
    </style:style>
    <style:style style:name="T53" style:family="text">
      <style:text-properties officeooo:rsid="00ab214a"/>
    </style:style>
    <style:style style:name="T54" style:family="text">
      <style:text-properties officeooo:rsid="00abf2a4"/>
    </style:style>
    <style:style style:name="T55" style:family="text">
      <style:text-properties officeooo:rsid="00b22d7c"/>
    </style:style>
    <style:style style:name="T56" style:family="text">
      <style:text-properties officeooo:rsid="00b42852"/>
    </style:style>
    <style:style style:name="T57" style:family="text">
      <style:text-properties officeooo:rsid="00b64bce"/>
    </style:style>
    <style:style style:name="T58" style:family="text">
      <style:text-properties fo:color="#ce5c00" loext:opacity="100%"/>
    </style:style>
    <style:style style:name="T59" style:family="text">
      <style:text-properties fo:color="#ce5c00" loext:opacity="100%" style:font-name="Liberation Mono"/>
    </style:style>
    <style:style style:name="T60" style:family="text">
      <style:text-properties fo:color="#800000" loext:opacity="100%"/>
    </style:style>
    <style:style style:name="T61" style:family="text">
      <style:text-properties officeooo:rsid="00bf9117"/>
    </style:style>
    <style:style style:name="T62" style:family="text">
      <style:text-properties officeooo:rsid="00bfaf90"/>
    </style:style>
    <style:style style:name="T63" style:family="text">
      <style:text-properties officeooo:rsid="00c0b9f2"/>
    </style:style>
    <style:style style:name="T64" style:family="text">
      <style:text-properties officeooo:rsid="00c3c918"/>
    </style:style>
    <style:style style:name="T65" style:family="text">
      <style:text-properties officeooo:rsid="00c5890c"/>
    </style:style>
    <style:style style:name="T66" style:family="text">
      <style:text-properties officeooo:rsid="00c6f6f7"/>
    </style:style>
    <style:style style:name="T67" style:family="text">
      <style:text-properties officeooo:rsid="00c88602"/>
    </style:style>
    <style:style style:name="T68" style:family="text">
      <style:text-properties officeooo:rsid="00c94ce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a </text:span><text:span text:style-name="T3">10</text:span><text:span text:style-name="T1"> – </text:span><text:span text:style-name="T4">Algorytmy biblioteki standardowej</text:span></text:p>
      <text:list xml:id="list1446930295" text:style-name="L1">
        <text:list-header>
          <text:p text:style-name="P2"><text:span text:style-name="T6"/></text:p>
        </text:list-header>
        <text:list-item>
          <text:p text:style-name="P10">Zaimplementuj szablon operatora strumieniowego wyjścia (<text:span text:style-name="T36">operator&lt;&lt;</text:span>) dla wektorów dowolnego typu danych (<text:span text:style-name="T36">std::vector&lt;T&gt;</text:span>).</text:p>
        </text:list-item>
        <text:list-item>
          <text:p text:style-name="P11">Ćwiczenie z algorytmów biblioteki standardowej. Napisz program, który </text:p>
        </text:list-item>
      </text:list>
      <text:list xml:id="list3335665347" text:style-name="L2">
        <text:list-item>
          <text:list>
            <text:list-item>
              <text:p text:style-name="P4"><text:span text:style-name="T7">Utworzy dwa obiekty, klasy </text:span><text:span text:style-name="T17">std</text:span>::<text:span text:style-name="T17">vector</text:span>&lt;<text:span text:style-name="T20">int</text:span>&gt;<text:span text:style-name="T7">, </text:span><text:span text:style-name="T8">każdy o długości 10 elementów;</text:span><text:span text:style-name="T7"> </text:span></text:p>
            </text:list-item>
            <text:list-item>
              <text:p text:style-name="P5"><text:span text:style-name="T8">Zapisze w jednym z nich kolejne liczby naturalne od 0 do 9 (algorytm </text:span><text:span text:style-name="T19">std</text:span><text:span text:style-name="T37">::</text:span><text:span text:style-name="T28">iota</text:span><text:span text:style-name="T8">);</text:span></text:p>
            </text:list-item>
            <text:list-item>
              <text:p text:style-name="P5"><text:span text:style-name="T8">Wypisz</text:span><text:span text:style-name="T11">e</text:span><text:span text:style-name="T8"> sumę wartości elementów tego wektora (</text:span><text:span text:style-name="T17">std</text:span>::<text:span text:style-name="T25">accumulate</text:span><text:span text:style-name="T8">);</text:span></text:p>
            </text:list-item>
            <text:list-item>
              <text:p text:style-name="P5"><text:span text:style-name="T8">Zamieni każdą liczbę z tego wektora na jej kwadrat (</text:span><text:span text:style-name="T19">std</text:span><text:span text:style-name="T37">::</text:span><text:span text:style-name="T28">transform</text:span><text:span text:style-name="T8"> + funktor lub lambda);</text:span></text:p>
            </text:list-item>
            <text:list-item>
              <text:p text:style-name="P5"><text:span text:style-name="T8">W drugim wektorze umieści 10 <text:s/>liczb losowych z przedziału 0,…,14 (</text:span><text:span text:style-name="T19">std</text:span><text:span text:style-name="T37">::</text:span><text:span text:style-name="T28">generate</text:span><text:span text:style-name="T8">, + funktor lub lambda). Do generowania liczb losowych wystarczy funkcja </text:span><text:span text:style-name="T29">rand</text:span><text:span text:style-name="T38">()</text:span><text:span text:style-name="T8">;</text:span></text:p>
            </text:list-item>
            <text:list-item>
              <text:p text:style-name="P5"><text:span text:style-name="T8">Wypisze wartość maksymalnego elementu w tym wektorze (</text:span><text:span text:style-name="T19">std</text:span><text:span text:style-name="T37">::</text:span><text:span text:style-name="T28">max_element</text:span><text:span text:style-name="T8">);</text:span></text:p>
            </text:list-item>
            <text:list-item>
              <text:p text:style-name="P5"><text:span text:style-name="T8">Uporządkuje elementy tego wektora od najmniejszego do największego (</text:span><text:span text:style-name="T19">std</text:span><text:span text:style-name="T37">::</text:span><text:span text:style-name="T28">sort</text:span><text:span text:style-name="T8">);</text:span></text:p>
            </text:list-item>
            <text:list-item>
              <text:p text:style-name="P5"><text:span text:style-name="T8">Przemieści elementy unikatowe w tym wektorze na jego początek (</text:span><text:span text:style-name="T19">std</text:span><text:span text:style-name="T37">::</text:span><text:span text:style-name="T28">unique</text:span><text:span text:style-name="T8">). Uwaga. Ten algorytm jest dość zaskakujący, bo niczego nie usuwa. Niemniej, jest bardzo użyteczny. </text:span></text:p>
            </text:list-item>
            <text:list-item>
              <text:p text:style-name="P5"><text:span text:style-name="T8">Usunie pozostałe elementy z wektora (użyj składowej </text:span><text:span text:style-name="T28">erase</text:span><text:span text:style-name="T26"> </text:span><text:span text:style-name="T8">wektora). Po tym kroku w drugim wektorze nie może być powtarzających się elementów</text:span></text:p>
            </text:list-item>
            <text:list-item>
              <text:p text:style-name="P6"><text:span text:style-name="T8">Utworzy trzeci wektor (pusty) i zapisze w nim te liczby, które znajdują się w obu wektorach (</text:span><text:span text:style-name="T19">std</text:span><text:span text:style-name="T37">::</text:span><text:span text:style-name="T28">set_intersection</text:span><text:span text:style-name="T8">). </text:span><text:span text:style-name="T13">Czyli chodzi o iloczyn mnogościowy dwóch zbiorów, </text:span><draw:frame draw:style-name="fr1" draw:name="Obiekt1" text:anchor-type="as-char" svg:y="-0.377cm" svg:width="1.31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53"><text:span text:style-name="T10">Informacje o argumentach, </text:span><text:span text:style-name="T12">zwracanej </text:span><text:span text:style-name="T10">wartości, sposobie działania, przykładach użycia tych algorytmów znajdź samodzielnie. </text:span></text:p>
          <text:list text:continue-numbering="true">
            <text:list-header>
              <text:p text:style-name="P9"><text:span text:style-name="T14"/></text:p>
            </text:list-header>
          </text:list>
          <text:p text:style-name="P7"><text:span text:style-name="T5">Do kont</text:span><text:span text:style-name="T9">roli poprawności programu użyj operatora </text:span><text:span text:style-name="T39">&lt;&lt;</text:span><text:span text:style-name="T9"> z poprzedniego zadania. Przykładowy wynik:</text:span></text:p>
          <text:list text:continue-numbering="true">
            <text:list-header>
              <text:p text:style-name="P52"><text:span text:style-name="T45">0 1 2 3 4 5 6 7 8 9 <text:s text:c="9"/>// </text:span><text:span text:style-name="T46">iota <text:s text:c="9"/></text:span><text:span text:style-name="T50">(pierwszy kontener)</text:span></text:p>
              <text:p text:style-name="P8"><text:span text:style-name="T45">Suma: 45 <text:s text:c="20"/>// </text:span><text:span text:style-name="T47">accumulate</text:span><text:span text:style-name="T45"> </text:span></text:p>
              <text:p text:style-name="P8"><text:span text:style-name="T45">0 1 4 9 16 25 36 49 64 81 <text:s text:c="3"/>// </text:span><text:span text:style-name="T47">transform</text:span></text:p>
              <text:p text:style-name="P8"><text:span text:style-name="T45">13 1 12 10 8 10 1 12 9 1 <text:s text:c="4"/>// </text:span><text:span text:style-name="T47">generate <text:s text:c="5"/></text:span><text:span text:style-name="T50">(drugi kontener)</text:span></text:p>
              <text:p text:style-name="P8"><text:span text:style-name="T45">Max = 13 <text:s text:c="20"/>// </text:span><text:span text:style-name="T47">max_element</text:span></text:p>
              <text:p text:style-name="P8"><text:span text:style-name="T45">1 1 1 8 9 10 10 12 12 13 <text:s text:c="4"/>// </text:span><text:span text:style-name="T47">sort</text:span></text:p>
              <text:p text:style-name="P8"><text:span text:style-name="T45">1 8 9 10 12 13 10 12 12 13 <text:s text:c="2"/>// </text:span><text:span text:style-name="T47">unique</text:span></text:p>
              <text:p text:style-name="P8"><text:span text:style-name="T45">1 8 9 10 12 13 <text:s text:c="14"/>// .</text:span><text:span text:style-name="T47">erase</text:span></text:p>
              <text:p text:style-name="P8"><text:span text:style-name="T45">1 9 <text:s text:c="25"/>// </text:span><text:span text:style-name="T47">set_intersection <text:s/></text:span><text:span text:style-name="T50">(przecięcie zbiorów)</text:span></text:p>
            </text:list-header>
          </text:list>
        </text:list-item>
      </text:list>
      <text:list xml:id="list203453964300342" text:continue-list="list1446930295" text:style-name="L1">
        <text:list-item>
          <text:p text:style-name="P13"><text:span text:style-name="T49">R</text:span>ozwią<text:span text:style-name="T54">ż </text:span>zadania 4.1 i 4.4 z matury z informatyki <text:span text:style-name="T66">(maj 2021, </text:span><text:span text:style-name="T68">zadanie „Neon cyfrowy”</text:span><text:span text:style-name="T66">)</text:span>. W zadaniu 4.1 zastosuj algorytm <text:span text:style-name="T36">std::count</text:span> lub <text:span text:style-name="T36">std::cou</text:span><text:span text:style-name="T42">n</text:span><text:span text:style-name="T36">t_if</text:span>. <text:span text:style-name="T48">Z</text:span>adanie 4.4 rozwiąż techniką dowolną. Treść zadań, <text:span text:style-name="T52">plik wejściowy i </text:span><text:span text:style-name="T53">plik </text:span><text:span text:style-name="T52">testowy</text:span>: <text:a xlink:type="simple" xlink:href="https://cke.gov.pl/egzamin-maturalny/egzamin-w-nowej-formule/arkusze/2021-2/" text:style-name="Internet_20_link" text:visited-style-name="Visited_20_Internet_20_Link">https://cke.gov.pl/egzamin-maturalny/egzamin-w-nowej-formule/arkusze/2021-2/</text:a> <text:s/><text:span text:style-name="T68">lub ich</text:span> <text:span text:style-name="T53">kopia</text:span> <text:span text:style-name="T52">w TEAMS. <text:s/></text:span></text:p>
        </text:list-item>
      </text:list>
      <text:p text:style-name="P14"/>
      <text:p text:style-name="P12">Pytania kontrolne</text:p>
      <text:list xml:id="list203452605416001" text:continue-list="list203453964300342" text:style-name="L1">
        <text:list-item text:start-value="1">
          <text:p text:style-name="P29">Algorytmy biblioteki standardowej:</text:p>
          <text:list>
            <text:list-item>
              <text:p text:style-name="P23">operują na kontenerach za pośrednictwem iteratorów (lub <text:span text:style-name="T61">także </text:span>zakresów, od C++20)</text:p>
            </text:list-item>
            <text:list-item>
              <text:p text:style-name="P27">wymagają dołączenia pliku nagłówkowego <text:span text:style-name="T40">&lt;algorithm&gt;</text:span><text:span text:style-name="T36"> </text:span>(niektóre: <text:span text:style-name="T40">&lt;numeric&gt;</text:span>)</text:p>
            </text:list-item>
            <text:list-item>
              <text:p text:style-name="P16">operują wyłącznie na całych kontenerach</text:p>
            </text:list-item>
            <text:list-item>
              <text:p text:style-name="P15">są <text:span text:style-name="T61">z</text:span>definiowane jako szablony </text:p>
            </text:list-item>
            <text:list-item>
              <text:p text:style-name="P15">mogą być stosowane <text:span text:style-name="T45">nie tylko do kontenerów, ale i tradycyjnych tablic (w stylu języka C)</text:span></text:p>
            </text:list-item>
          </text:list>
        </text:list-item>
        <text:list-item>
          <text:p text:style-name="P28">Iteratory <text:span text:style-name="T62">w bibliotece standardowej C++</text:span>:</text:p>
          <text:list>
            <text:list-item>
              <text:p text:style-name="P24">pełnią funkcję łącznika między kontenerami a działającymi na nich algorytma<text:span text:style-name="T62">mi</text:span></text:p>
            </text:list-item>
            <text:list-item>
              <text:p text:style-name="P39">dzielą się na kilka rodzin, m.in. iteratory o dostępie losowym, <text:span text:style-name="T61">iteratory </text:span>wejścia, <text:span text:style-name="T61">iteratory </text:span>wyjście itd., które różnią się zakresem operacji, <text:span text:style-name="T61">które</text:span> <text:span text:style-name="T61">można </text:span>na nich <text:span text:style-name="T61">wykonać</text:span></text:p>
            </text:list-item>
            <text:list-item>
              <text:p text:style-name="P17">mają wspólny <text:span text:style-name="T64">(choć nie identyczny) </text:span>interfejs, ale ich implementacje są dostosowane do kontenerów, na których działają</text:p>
            </text:list-item>
            <text:list-item>
              <text:p text:style-name="P17">mają wspólny interfejs i implementację dla wszystkich kontenerów biblioteki standardowej</text:p>
            </text:list-item>
            <text:list-item>
              <text:p text:style-name="P18"><text:span text:style-name="T64">mogą być </text:span>traktowa<text:span text:style-name="T64">ne </text:span>jak uogólnienie wskaźników (przynajmniej pod względem składni)</text:p>
            </text:list-item>
          </text:list>
        </text:list-item>
        <text:list-item>
          <text:p text:style-name="P30"><text:soft-page-break/>Kontenery:</text:p>
          <text:list>
            <text:list-item>
              <text:p text:style-name="P24"><text:span text:style-name="T55">s</text:span>łużą do przechowywania danych</text:p>
            </text:list-item>
            <text:list-item>
              <text:p text:style-name="P19">mogą przechowywać wskaźniki do danych</text:p>
            </text:list-item>
            <text:list-item>
              <text:p text:style-name="P37">różnią się sposobem przechowywania danych <text:span text:style-name="T63">i sposobem implementacji podstawowych operacji na nich </text:span>(np. dostęp do n-tego elementu, usu<text:span text:style-name="T63">nięcie </text:span>określonego elementu, łączenie kontenerów etc.)</text:p>
            </text:list-item>
            <text:list-item>
              <text:p text:style-name="P19">muszą zawierać co najmniej jeden element</text:p>
            </text:list-item>
          </text:list>
        </text:list-item>
        <text:list-item>
          <text:p text:style-name="P32">W wyrażeniu <text:span text:style-name="T36">std::sort(v.begin(), v.end())</text:span></text:p>
          <text:list>
            <text:list-item>
              <text:p text:style-name="P25">zamiast <text:span text:style-name="T36">v.begin()</text:span> można napisać <text:span text:style-name="T36">begin(v)</text:span> </text:p>
            </text:list-item>
            <text:list-item>
              <text:p text:style-name="P19">składowa <text:span text:style-name="T37">begin()</text:span> <text:span text:style-name="T65">niepustego </text:span><text:span text:style-name="T45">kontenera</text:span> <text:span text:style-name="T37">v</text:span> zwraca iterator do pierwszego elementu tego kontenera</text:p>
            </text:list-item>
            <text:list-item>
              <text:p text:style-name="P19">składowa <text:span text:style-name="T37">end()</text:span> <text:span text:style-name="T65">niepustego </text:span><text:span text:style-name="T45">kontenera</text:span> <text:span text:style-name="T41">v</text:span> zwraca iterator do <text:span text:style-name="T45">ostatniego </text:span>elementu tego kontenera</text:p>
            </text:list-item>
            <text:list-item>
              <text:p text:style-name="P19">oba iteratory będące argumentem <text:span text:style-name="T37">std::sort</text:span> muszą odnosić się do tego samego kontenera <text:span text:style-name="T65">(kompilator nie jest w stanie tego sprawdzić)</text:span></text:p>
            </text:list-item>
            <text:list-item>
              <text:p text:style-name="P22">Wartość <text:span text:style-name="T45">wyrażenia </text:span><text:span text:style-name="T40">v.begin() </text:span><text:span text:style-name="T45">może być taka sama, jak wyrażenia </text:span><text:span text:style-name="T40">v.end()</text:span></text:p>
            </text:list-item>
          </text:list>
        </text:list-item>
        <text:list-item>
          <text:p text:style-name="P32">Algorytm <text:span text:style-name="T36">std::unique</text:span></text:p>
          <text:list>
            <text:list-item>
              <text:p text:style-name="P25">Usuwa z kontenera <text:span text:style-name="T56">powtarzające się elementy</text:span></text:p>
            </text:list-item>
            <text:list-item>
              <text:p text:style-name="P20">Działa poprawnie tylko na uporządkowanych kontenerach</text:p>
            </text:list-item>
            <text:list-item>
              <text:p text:style-name="P37">Przesuwa powtarzające się elementy na koniec kontenera; powtarzające się elementy są tam zapisywane w dowolnej kolejności i można je traktować jak „śmieci”</text:p>
            </text:list-item>
            <text:list-item>
              <text:p text:style-name="P37">Zwraca taki iterator <text:span text:style-name="T43">it</text:span> do kontenera <text:span text:style-name="T36">v</text:span>, że w zakresie <text:span text:style-name="T36">[begin(v), it)</text:span> każdy element <text:span text:style-name="T57">kontenera </text:span><text:span text:style-name="T43">v</text:span> występuje dokładnie raz</text:p>
            </text:list-item>
          </text:list>
        </text:list-item>
        <text:list-item>
          <text:p text:style-name="P33">Algorytm <text:span text:style-name="T37">std::sort</text:span>:</text:p>
          <text:list>
            <text:list-item>
              <text:p text:style-name="P26">Działa <text:span text:style-name="T63">m.in. </text:span>na kontenerach typu <text:span text:style-name="T36">std::vector</text:span></text:p>
            </text:list-item>
            <text:list-item>
              <text:p text:style-name="P21">Działa <text:span text:style-name="T63">m.in. </text:span>na kontenerach asocjacyjnych, np. <text:span text:style-name="T37">std::map</text:span></text:p>
            </text:list-item>
            <text:list-item>
              <text:p text:style-name="P21">Działa na kontenerach bez iteratorów o dostępie swobodnym, np. <text:span text:style-name="T37">std::list</text:span></text:p>
            </text:list-item>
            <text:list-item>
              <text:p text:style-name="P21">Działa na tradycyjnych tablicach w stylu języka C (<text:span text:style-name="T63">np.: </text:span><text:span text:style-name="T37">int a[10];</text:span>)</text:p>
            </text:list-item>
          </text:list>
        </text:list-item>
        <text:list-item>
          <text:p text:style-name="P33">Jeżeli <text:span text:style-name="T36">it</text:span> jest iteratorem do kontenera biblioteki standardowej, to:</text:p>
          <text:list>
            <text:list-item>
              <text:p text:style-name="P43"><text:span text:style-name="T36">*it</text:span> zwraca element kontenera, jeżeli należy on do grupy kontenerów sekwencyjnych (np. <text:span text:style-name="T36">std::vector</text:span>)</text:p>
            </text:list-item>
            <text:list-item>
              <text:p text:style-name="P43"><text:s/>jeżeli kontener jest typu <text:span text:style-name="T36">std::map</text:span> lub <text:span text:style-name="T36">std::unordered_map</text:span>, to <text:span text:style-name="T36">*it</text:span> zwraca parę (klucz, wartość)</text:p>
            </text:list-item>
            <text:list-item>
              <text:p text:style-name="P43">jeżeli kontener jest typu <text:span text:style-name="T36">std::set</text:span>, to wartość prz<text:span text:style-name="T61">e</text:span>chowywaną w tym kontenerze odczytujemy instrukcją <text:line-break/><text:span text:style-name="T36">it-&gt;second</text:span></text:p>
            </text:list-item>
            <text:list-item>
              <text:p text:style-name="P43">jeżeli kontener jest typu <text:span text:style-name="T36">std::map</text:span>, to <text:span text:style-name="T36">it-&gt;second</text:span> <text:s/><text:span text:style-name="T61">o</text:span>z<text:span text:style-name="T61">n</text:span>acza wartość przyporządkowaną w tym kontenerze kluczowi <text:span text:style-name="T36">it-&gt;</text:span><text:span text:style-name="T44">first</text:span></text:p>
            </text:list-item>
          </text:list>
        </text:list-item>
        <text:list-item>
          <text:p text:style-name="P34"><text:span text:style-name="T16">W ramach deklaracji </text:span></text:p>
          <text:p text:style-name="P35"><text:span text:style-name="T23"><text:s/></text:span><text:span text:style-name="T17"><text:s/><text:tab/><text:tab/>std</text:span>::<text:span text:style-name="T17">set</text:span>&lt;<text:span text:style-name="T20">int</text:span>&gt;<text:span text:style-name="T23"> </text:span><text:span text:style-name="T32">zbior</text:span>;</text:p>
          <text:p text:style-name="P36"><text:span text:style-name="T17"><text:s text:c="4"/><text:tab/>std</text:span>::<text:span text:style-name="T17">vector</text:span>&lt;<text:span text:style-name="T20">int</text:span>&gt;<text:span text:style-name="T23"> </text:span><text:span text:style-name="T32">v</text:span><text:span text:style-name="T34">ec</text:span>;</text:p>
          <text:p text:style-name="P36"><text:span text:style-name="T23"><text:s text:c="4"/><text:tab/></text:span><text:span text:style-name="T17">std</text:span>::<text:span text:style-name="T17">forward_list</text:span>&lt;<text:span text:style-name="T20">int</text:span>&gt;<text:span text:style-name="T23"> </text:span><text:span text:style-name="T32">lista</text:span>;</text:p>
          <text:p text:style-name="P31"><text:span text:style-name="T23"><text:s text:c="4"/><text:tab/></text:span><text:span text:style-name="T17">std</text:span>::<text:span text:style-name="T17">map</text:span>&lt;<text:span text:style-name="T20">int</text:span>,<text:span text:style-name="T23"> </text:span><text:span text:style-name="T20">int</text:span>&gt;<text:span text:style-name="T23"> </text:span><text:span text:style-name="T32">mapa</text:span>;</text:p>
        </text:list-item>
      </text:list>
      <text:p text:style-name="P3"><text:tab/><text:span text:style-name="T15">Poprawne są następujące pętle for:</text:span></text:p>
      <text:list xml:id="list203452250531314" text:continue-numbering="true" text:style-name="L1">
        <text:list-item>
          <text:list>
            <text:list-item>
              <text:p text:style-name="P38"><text:span text:style-name="T22">for</text:span><text:span text:style-name="T24"> </text:span><text:span text:style-name="T36">(</text:span><text:span text:style-name="T22">const</text:span><text:span text:style-name="T24"> </text:span><text:span text:style-name="T22">auto</text:span><text:span text:style-name="T24"> </text:span><text:span text:style-name="T33">element</text:span><text:span text:style-name="T24"> </text:span><text:span text:style-name="T36">:</text:span><text:span text:style-name="T24"> </text:span><text:span text:style-name="T33">zbior</text:span><text:span text:style-name="T36">)</text:span><text:span text:style-name="T24"> </text:span><text:span text:style-name="T18">std</text:span><text:span text:style-name="T36">::</text:span><text:span text:style-name="T59">cout</text:span><text:span text:style-name="T24"> </text:span><text:span text:style-name="T27">&lt;&lt;</text:span><text:span text:style-name="T24"> </text:span><text:span text:style-name="T33">element</text:span><text:span text:style-name="T24"> </text:span><text:span text:style-name="T27">&lt;&lt;</text:span><text:span text:style-name="T24"> </text:span><text:span text:style-name="T31">"\n"</text:span><text:span text:style-name="T36">;</text:span></text:p>
            </text:list-item>
            <text:list-item>
              <text:p text:style-name="P38"><text:span text:style-name="T20">for</text:span><text:span text:style-name="T23"> </text:span>(<text:span text:style-name="T20">const</text:span><text:span text:style-name="T23"> </text:span><text:span text:style-name="T20">auto</text:span>&amp;<text:span text:style-name="T23"> </text:span><text:span text:style-name="T32">element</text:span><text:span text:style-name="T23"> </text:span>:<text:span text:style-name="T23"> </text:span><text:span text:style-name="T32">v</text:span><text:span text:style-name="T34">ec</text:span>)<text:span text:style-name="T23"> </text:span><text:span text:style-name="T17">std</text:span>::<text:span text:style-name="T58">cout</text:span><text:span text:style-name="T23"> </text:span><text:span text:style-name="T25">&lt;&lt;</text:span><text:span text:style-name="T23"> </text:span><text:span text:style-name="T32">element</text:span><text:span text:style-name="T23"> </text:span><text:span text:style-name="T25">&lt;&lt;</text:span><text:span text:style-name="T23"> </text:span><text:span text:style-name="T30">"\n"</text:span>;</text:p>
            </text:list-item>
            <text:list-item>
              <text:p text:style-name="P38"><text:span text:style-name="T20">for</text:span><text:span text:style-name="T23"> </text:span>(<text:span text:style-name="T20">int</text:span><text:span text:style-name="T23"> </text:span><text:span text:style-name="T32">element</text:span><text:span text:style-name="T23"> </text:span>:<text:span text:style-name="T23"> </text:span><text:span text:style-name="T32">lista</text:span>)<text:span text:style-name="T23"> </text:span><text:span text:style-name="T17">std</text:span>::<text:span text:style-name="T58">cout</text:span><text:span text:style-name="T23"> </text:span><text:span text:style-name="T25">&lt;&lt;</text:span><text:span text:style-name="T23"> </text:span><text:span text:style-name="T32">element</text:span><text:span text:style-name="T23"> </text:span><text:span text:style-name="T25">&lt;&lt;</text:span><text:span text:style-name="T23"> </text:span><text:span text:style-name="T30">"\n"</text:span>;</text:p>
            </text:list-item>
            <text:list-item>
              <text:p text:style-name="P38"><text:span text:style-name="T21">for</text:span><text:span text:style-name="T23"> </text:span>(<text:span text:style-name="T20">auto</text:span><text:span text:style-name="T23"> </text:span>[<text:span text:style-name="T32">key</text:span>,<text:span text:style-name="T23"> </text:span><text:span text:style-name="T32">value</text:span>]<text:span text:style-name="T23"> </text:span>:<text:span text:style-name="T23"> </text:span><text:span text:style-name="T32">mapa</text:span>)<text:span text:style-name="T23"> </text:span><text:span text:style-name="T17">std</text:span>::<text:span text:style-name="T58">cout</text:span><text:span text:style-name="T23"> </text:span><text:span text:style-name="T25">&lt;&lt;</text:span><text:span text:style-name="T23"> </text:span><text:span text:style-name="T32">key</text:span><text:span text:style-name="T23"> </text:span><text:span text:style-name="T25">&lt;&lt;</text:span><text:span text:style-name="T23"> </text:span><text:span text:style-name="T30">" "</text:span><text:span text:style-name="T23"> </text:span><text:span text:style-name="T25">&lt;&lt;</text:span><text:span text:style-name="T23"> </text:span><text:span text:style-name="T32">value</text:span><text:span text:style-name="T23"> </text:span><text:span text:style-name="T25">&lt;&lt;</text:span><text:span text:style-name="T23"> </text:span><text:span text:style-name="T30">"\n"</text:span>;</text:p>
            </text:list-item>
            <text:list-item>
              <text:p text:style-name="P38"><text:span text:style-name="T20">for</text:span><text:span text:style-name="T23"> </text:span>(<text:span text:style-name="T20">auto</text:span>&amp;<text:span text:style-name="T23"> </text:span><text:span text:style-name="T32">para</text:span><text:span text:style-name="T23"> </text:span>:<text:span text:style-name="T23"> </text:span><text:span text:style-name="T32">mapa</text:span>)<text:span text:style-name="T23"> </text:span><text:span text:style-name="T32">para</text:span>.<text:span text:style-name="T60">second</text:span>++;</text:p>
            </text:list-item>
            <text:list-item>
              <text:p text:style-name="P38"><text:span text:style-name="T20">for</text:span><text:span text:style-name="T23"> </text:span>(<text:span text:style-name="T20">auto</text:span><text:span text:style-name="T23"> </text:span><text:span text:style-name="T32">n</text:span><text:span text:style-name="T23"> </text:span>:<text:span text:style-name="T23"> </text:span>{<text:span text:style-name="T35">1</text:span>,<text:span text:style-name="T23"> </text:span><text:span text:style-name="T35">2</text:span>,<text:span text:style-name="T23"> </text:span><text:span text:style-name="T35">4</text:span>,<text:span text:style-name="T23"> </text:span><text:span text:style-name="T35">8</text:span>,<text:span text:style-name="T23"> </text:span><text:span text:style-name="T35">16</text:span>})<text:span text:style-name="T23"> </text:span><text:span text:style-name="T17">std</text:span>::<text:span text:style-name="T58">cout</text:span><text:span text:style-name="T23"> </text:span><text:span text:style-name="T25">&lt;&lt;</text:span><text:span text:style-name="T23"> </text:span><text:span text:style-name="T32">n</text:span>;</text:p>
              <text:p text:style-name="P4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4T20:23:11.948350145</dc:date>
    <meta:editing-duration>P3DT9H15M22S</meta:editing-duration>
    <meta:editing-cycles>76</meta:editing-cycles>
    <dc:creator>Imć Halutek</dc:creator>
    <meta:document-statistic meta:table-count="0" meta:image-count="0" meta:object-count="1" meta:page-count="2" meta:paragraph-count="77" meta:word-count="862" meta:character-count="5825" meta:non-whitespace-character-count="4908"/>
  </office:meta>
</office:document-meta>
</file>

<file path=Object 1/content.xml><?xml version="1.0" encoding="utf-8"?>
<math xmlns="http://www.w3.org/1998/Math/MathML" display="block">
  <semantics>
    <mrow>
      <mrow>
        <mi>A</mi>
        <mo stretchy="false">∩</mo>
        <mi>B</mi>
      </mrow>
      <mi>.</mi>
    </mrow>
    <annotation encoding="StarMath 5.0">A intersection B.</annotation>
  </semantics>
</math>
</file>